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paragraph-properties fo:margin-left="0.1in" fo:margin-right="4.3209in" fo:margin-top="0.0681in" fo:margin-bottom="0in" style:contextual-spacing="false" fo:line-height="178%" fo:text-align="start" style:justify-single-word="false" fo:text-indent="0in" style:auto-text-indent="false"/>
      <style:text-properties fo:font-size="9pt" style:font-size-asian="9pt" style:font-size-complex="9pt"/>
    </style:style>
    <style:style style:name="P2" style:family="paragraph" style:parent-style-name="Frame_20_contents">
      <style:paragraph-properties fo:margin-left="0.1in" fo:margin-right="3.639in" fo:margin-top="0in" fo:margin-bottom="0in" style:contextual-spacing="false" fo:line-height="178%" fo:text-align="start" style:justify-single-word="false" fo:text-indent="0in" style:auto-text-indent="false"/>
      <style:text-properties fo:font-size="9pt" style:font-size-asian="9pt" style:font-size-complex="9pt"/>
    </style:style>
    <style:style style:name="P3" style:family="paragraph" style:parent-style-name="Frame_20_contents">
      <style:paragraph-properties fo:margin-left="0.1098in" fo:margin-right="3.5827in" fo:margin-top="0.0783in" fo:margin-bottom="0in" style:contextual-spacing="false" fo:line-height="178%" fo:text-align="start" style:justify-single-word="false" fo:text-indent="0in" style:auto-text-indent="false"/>
      <style:text-properties fo:font-size="9pt" style:font-size-asian="9pt" style:font-size-complex="9pt"/>
    </style:style>
    <style:style style:name="P4" style:family="paragraph" style:parent-style-name="Frame_20_contents">
      <style:paragraph-properties fo:margin-left="0.8173in" fo:margin-right="0in" fo:margin-top="0in" fo:margin-bottom="0in" style:contextual-spacing="false" fo:line-height="0.1744in" fo:text-align="start" style:justify-single-word="false" fo:text-indent="0in" style:auto-text-indent="false"/>
      <style:text-properties fo:font-size="9pt" style:font-size-asian="9pt" style:font-size-complex="9pt"/>
    </style:style>
    <style:style style:name="P5" style:family="paragraph" style:parent-style-name="Frame_20_contents">
      <style:paragraph-properties fo:margin-left="0.8173in" fo:margin-right="0in" fo:margin-top="0.1362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P6" style:family="paragraph" style:parent-style-name="Frame_20_contents">
      <style:paragraph-properties fo:margin-left="0.1098in" fo:margin-right="0in" fo:margin-top="0.0783in" fo:margin-bottom="0in" style:contextual-spacing="false" fo:text-align="start" style:justify-single-word="false" fo:text-indent="0in" style:auto-text-indent="false"/>
      <style:text-properties fo:font-size="9pt" style:font-size-asian="9pt" style:font-size-complex="9pt"/>
    </style:style>
    <style:style style:name="P7" style:family="paragraph" style:parent-style-name="Frame_20_contents">
      <style:paragraph-properties fo:margin-left="0.1098in" fo:margin-right="2.9252in" fo:margin-top="0.0008in" fo:margin-bottom="0in" style:contextual-spacing="false" fo:line-height="196%" fo:text-align="start" style:justify-single-word="false" fo:text-indent="0in" style:auto-text-indent="false"/>
      <style:text-properties fo:font-size="9pt" style:font-size-asian="9pt" style:font-size-complex="9pt"/>
    </style:style>
    <style:style style:name="P8" style:family="paragraph" style:parent-style-name="Frame_20_contents">
      <style:paragraph-properties fo:margin-left="0.1in" fo:margin-right="3.639in" fo:margin-top="0in" fo:margin-bottom="0in" style:contextual-spacing="false" fo:line-height="178%" fo:text-align="start" style:justify-single-word="false" fo:text-indent="0in" style:auto-text-indent="false"/>
      <style:text-properties fo:color="#ffffff" loext:opacity="100%" style:font-name="Arial MT" fo:font-size="9pt" style:font-size-asian="9pt" style:font-size-complex="9pt" style:text-scale="105%"/>
    </style:style>
    <style:style style:name="P9" style:family="paragraph" style:parent-style-name="Frame_20_contents">
      <style:paragraph-properties fo:margin-left="0.1098in" fo:margin-right="4.9598in" fo:margin-top="0in" fo:margin-bottom="0in" style:contextual-spacing="false" fo:line-height="178%" fo:text-align="start" style:justify-single-word="false" fo:text-indent="0in" style:auto-text-indent="false"/>
      <style:text-properties fo:color="#ffffff" loext:opacity="100%" style:font-name="Arial MT" fo:font-size="9pt" fo:letter-spacing="-0.0016in" style:font-size-asian="9pt" style:font-size-complex="9pt" style:text-scale="105%"/>
    </style:style>
    <style:style style:name="P10" style:family="paragraph" style:parent-style-name="Frame_20_contents">
      <style:paragraph-properties fo:margin-left="0.8173in" fo:margin-right="0in" fo:margin-top="0.1366in" fo:margin-bottom="0in" style:contextual-spacing="false" fo:text-align="start" style:justify-single-word="false" fo:text-indent="0in" style:auto-text-indent="false"/>
    </style:style>
    <style:style style:name="P11" style:family="paragraph" style:parent-style-name="Frame_20_contents">
      <style:paragraph-properties fo:margin-left="0.1098in" fo:margin-right="0in" fo:margin-top="0.1236in" fo:margin-bottom="0in" style:contextual-spacing="false" fo:text-align="start" style:justify-single-word="false" fo:text-indent="0in" style:auto-text-indent="false"/>
    </style:style>
    <style:style style:name="P12" style:family="paragraph" style:parent-style-name="Frame_20_contents">
      <style:paragraph-properties fo:margin-left="0.1098in" fo:margin-right="0in" fo:margin-top="0.1555in" fo:margin-bottom="0in" style:contextual-spacing="false" fo:text-align="start" style:justify-single-word="false" fo:text-indent="0in" style:auto-text-indent="false"/>
    </style:style>
    <style:style style:name="P13" style:family="paragraph" style:parent-style-name="Frame_20_contents">
      <style:paragraph-properties fo:margin-left="0.5071in" fo:margin-right="0in" fo:margin-top="0.0783in" fo:margin-bottom="0in" style:contextual-spacing="false" fo:text-align="start" style:justify-single-word="false" fo:text-indent="0in" style:auto-text-indent="false"/>
    </style:style>
    <style:style style:name="P14" style:family="paragraph" style:parent-style-name="Frame_20_contents">
      <style:paragraph-properties fo:margin-left="0.1098in" fo:margin-right="4.6917in" fo:margin-top="0.0008in" fo:margin-bottom="0in" style:contextual-spacing="false" fo:line-height="196%" fo:text-align="start" style:justify-single-word="false" fo:text-indent="0in" style:auto-text-indent="false"/>
    </style:style>
    <style:style style:name="P15" style:family="paragraph" style:parent-style-name="Heading_20_1" style:list-style-name="WWNum1" style:master-page-name="Converted2">
      <style:paragraph-properties fo:margin-left="0.7492in" fo:margin-right="0in" fo:margin-top="0in" fo:margin-bottom="0in" style:contextual-spacing="false" fo:line-height="100%" fo:text-align="start" style:justify-single-word="false" fo:text-indent="-0.2492in" style:auto-text-indent="false" style:page-number="auto">
        <style:tab-stops>
          <style:tab-stop style:position="0.7492in"/>
        </style:tab-stops>
      </style:paragraph-properties>
      <style:text-properties officeooo:paragraph-rsid="0000e2a4"/>
    </style:style>
    <style:style style:name="P16" style:family="paragraph" style:parent-style-name="Heading_20_1" style:list-style-name="WWNum1" style:master-page-name="Converted1">
      <style:paragraph-properties fo:margin-left="0.7492in" fo:margin-right="0in" fo:margin-top="0.0138in" fo:margin-bottom="0in" style:contextual-spacing="false" fo:line-height="100%" fo:text-align="start" style:justify-single-word="false" fo:text-indent="-0.2492in" style:auto-text-indent="false" style:page-number="auto">
        <style:tab-stops>
          <style:tab-stop style:position="0.7492in"/>
        </style:tab-stops>
      </style:paragraph-properties>
      <style:text-properties officeooo:paragraph-rsid="0000e2a4"/>
    </style:style>
    <style:style style:name="P17" style:family="paragraph" style:parent-style-name="Heading_20_1">
      <style:paragraph-properties fo:margin-left="0.7492in" fo:margin-right="0in" fo:margin-top="0.0138in" fo:margin-bottom="0in" style:contextual-spacing="false" fo:line-height="100%" fo:text-align="start" style:justify-single-word="false" fo:text-indent="-0.2492in" style:auto-text-indent="false" style:writing-mode="rl-tb">
        <style:tab-stops>
          <style:tab-stop style:position="0.7492in"/>
        </style:tab-stops>
      </style:paragraph-properties>
      <style:text-properties officeooo:paragraph-rsid="0000e2a4"/>
    </style:style>
    <style:style style:name="P18" style:family="paragraph" style:parent-style-name="List_20_Paragraph" style:list-style-name="WWNum1">
      <style:paragraph-properties fo:margin-left="0.9992in" fo:margin-right="0.5043in" fo:margin-top="0.111in" fo:margin-bottom="0in" style:contextual-spacing="false" fo:line-height="150%" fo:text-align="start" style:justify-single-word="false" fo:text-indent="-0.25in" style:auto-text-indent="false">
        <style:tab-stops>
          <style:tab-stop style:position="0.998in"/>
          <style:tab-stop style:position="0.9992in"/>
        </style:tab-stops>
      </style:paragraph-properties>
      <style:text-properties officeooo:paragraph-rsid="0000e2a4"/>
    </style:style>
    <style:style style:name="P19" style:family="paragraph" style:parent-style-name="List_20_Paragraph" style:list-style-name="WWNum1">
      <style:paragraph-properties fo:margin-left="0.9992in" fo:margin-right="0.5028in" fo:margin-top="0.1189in" fo:margin-bottom="0in" style:contextual-spacing="false" fo:line-height="150%" fo:text-align="start" style:justify-single-word="false" fo:text-indent="-0.25in" style:auto-text-indent="false">
        <style:tab-stops>
          <style:tab-stop style:position="0.998in"/>
          <style:tab-stop style:position="0.9992in"/>
        </style:tab-stops>
      </style:paragraph-properties>
      <style:text-properties officeooo:paragraph-rsid="0000e2a4"/>
    </style:style>
    <style:style style:name="P20" style:family="paragraph" style:parent-style-name="List_20_Paragraph" style:list-style-name="WWNum1">
      <style:paragraph-properties fo:margin-left="0.9992in" fo:margin-right="0.6346in" fo:margin-top="0.0008in" fo:margin-bottom="0in" style:contextual-spacing="false" fo:line-height="150%" fo:text-align="start" style:justify-single-word="false" fo:text-indent="-0.25in" style:auto-text-indent="false">
        <style:tab-stops>
          <style:tab-stop style:position="0.998in"/>
          <style:tab-stop style:position="0.9992in"/>
        </style:tab-stops>
      </style:paragraph-properties>
      <style:text-properties officeooo:paragraph-rsid="0000e2a4"/>
    </style:style>
    <style:style style:name="P21" style:family="paragraph" style:parent-style-name="List_20_Paragraph" style:list-style-name="WWNum1">
      <style:paragraph-properties fo:margin-left="0.9992in" fo:margin-right="0.5043in" fo:margin-top="0in" fo:margin-bottom="0in" style:contextual-spacing="false" fo:line-height="150%" fo:text-align="start" style:justify-single-word="false" fo:text-indent="-0.25in" style:auto-text-indent="false">
        <style:tab-stops>
          <style:tab-stop style:position="0.9992in"/>
        </style:tab-stops>
      </style:paragraph-properties>
      <style:text-properties fo:font-size="14pt" officeooo:paragraph-rsid="0000e2a4" style:font-size-asian="14pt"/>
    </style:style>
    <style:style style:name="P22" style:family="paragraph" style:parent-style-name="List_20_Paragraph" style:list-style-name="WWNum1">
      <style:paragraph-properties fo:margin-left="0.9992in" fo:margin-right="0.5035in" fo:margin-top="0in" fo:margin-bottom="0in" style:contextual-spacing="false" fo:line-height="150%" fo:text-align="start" style:justify-single-word="false" fo:text-indent="-0.25in" style:auto-text-indent="false">
        <style:tab-stops>
          <style:tab-stop style:position="0.9992in"/>
        </style:tab-stops>
      </style:paragraph-properties>
      <style:text-properties fo:font-size="14pt" officeooo:paragraph-rsid="0000e2a4" style:font-size-asian="14pt"/>
    </style:style>
    <style:style style:name="P23" style:family="paragraph" style:parent-style-name="List_20_Paragraph" style:list-style-name="WWNum1">
      <style:paragraph-properties fo:margin-left="0.9992in" fo:margin-right="0.5035in" fo:margin-top="0in" fo:margin-bottom="0in" style:contextual-spacing="false" fo:line-height="150%" fo:text-align="start" style:justify-single-word="false" fo:text-indent="-0.25in" style:auto-text-indent="false">
        <style:tab-stops>
          <style:tab-stop style:position="0.998in"/>
          <style:tab-stop style:position="0.9992in"/>
        </style:tab-stops>
      </style:paragraph-properties>
      <style:text-properties fo:font-size="14pt" officeooo:paragraph-rsid="0000e2a4" style:font-size-asian="14pt"/>
    </style:style>
    <style:style style:name="P24" style:family="paragraph" style:parent-style-name="List_20_Paragraph" style:list-style-name="WWNum1">
      <style:paragraph-properties fo:margin-left="0.998in" fo:margin-right="0in" fo:margin-top="0in" fo:margin-bottom="0in" style:contextual-spacing="false" fo:line-height="100%" fo:text-align="start" style:justify-single-word="false" fo:text-indent="-0.2484in" style:auto-text-indent="false">
        <style:tab-stops>
          <style:tab-stop style:position="0.998in"/>
        </style:tab-stops>
      </style:paragraph-properties>
      <style:text-properties officeooo:paragraph-rsid="0000e2a4"/>
    </style:style>
    <style:style style:name="P25" style:family="paragraph" style:parent-style-name="List_20_Paragraph" style:list-style-name="WWNum1">
      <style:paragraph-properties fo:margin-left="0.9984in" fo:margin-right="0in" fo:margin-top="0.1181in" fo:margin-bottom="0in" style:contextual-spacing="false" fo:line-height="100%" fo:text-align="start" style:justify-single-word="false" fo:text-indent="-0.2492in" style:auto-text-indent="false">
        <style:tab-stops>
          <style:tab-stop style:position="0.9984in"/>
        </style:tab-stops>
      </style:paragraph-properties>
      <style:text-properties officeooo:paragraph-rsid="0000e2a4"/>
    </style:style>
    <style:style style:name="P26" style:family="paragraph" style:parent-style-name="Standard">
      <style:paragraph-properties fo:text-align="end" style:justify-single-word="false" style:writing-mode="rl-tb"/>
    </style:style>
    <style:style style:name="P27" style:family="paragraph" style:parent-style-name="Text_20_body">
      <style:paragraph-properties fo:margin-left="0.75in" fo:margin-right="0.5in" fo:margin-top="0.202in" fo:margin-bottom="0in" style:contextual-spacing="false" fo:line-height="150%" fo:text-indent="0in" style:auto-text-indent="false"/>
      <style:text-properties officeooo:paragraph-rsid="0000e2a4"/>
    </style:style>
    <style:style style:name="P28" style:family="paragraph" style:parent-style-name="Text_20_body">
      <style:paragraph-properties fo:margin-top="0.039in" fo:margin-bottom="0in" style:contextual-spacing="false"/>
      <style:text-properties fo:font-size="10pt" officeooo:paragraph-rsid="0000e2a4" style:font-size-asian="10pt"/>
    </style:style>
    <style:style style:name="P29" style:family="paragraph" style:parent-style-name="Text_20_body">
      <style:paragraph-properties fo:margin-top="0.1071in" fo:margin-bottom="0in" style:contextual-spacing="false"/>
      <style:text-properties fo:font-size="10pt" officeooo:paragraph-rsid="0000e2a4" style:font-size-asian="10pt"/>
    </style:style>
    <style:style style:name="P30" style:family="paragraph" style:parent-style-name="Text_20_body">
      <style:paragraph-properties fo:margin-top="0.0508in" fo:margin-bottom="0in" style:contextual-spacing="false"/>
      <style:text-properties fo:font-size="10pt" officeooo:paragraph-rsid="0000e2a4" style:font-size-asian="10pt"/>
    </style:style>
    <style:style style:name="P31" style:family="paragraph" style:parent-style-name="Text_20_body">
      <style:paragraph-properties fo:margin-top="0.1528in" fo:margin-bottom="0in" style:contextual-spacing="false"/>
      <style:text-properties fo:color="#000000" loext:opacity="100%" style:font-name="Arial MT" fo:font-size="9pt" style:font-size-asian="9pt" style:font-size-complex="9pt"/>
    </style:style>
    <style:style style:name="P32" style:family="paragraph" style:parent-style-name="Text_20_body">
      <style:paragraph-properties fo:margin-top="0.1354in" fo:margin-bottom="0in" style:contextual-spacing="false"/>
      <style:text-properties fo:color="#000000" loext:opacity="100%" style:font-name="Arial MT" fo:font-size="9pt" style:font-size-asian="9pt" style:font-size-complex="9pt"/>
    </style:style>
    <style:style style:name="P33" style:family="paragraph" style:parent-style-name="Text_20_body">
      <style:text-properties fo:color="#000000" loext:opacity="100%" style:font-name="Arial MT" fo:font-size="9pt" style:font-size-asian="9pt" style:font-size-complex="9pt"/>
    </style:style>
    <style:style style:name="P34" style:family="paragraph" style:parent-style-name="Text_20_body">
      <style:paragraph-properties fo:margin-top="0.1272in" fo:margin-bottom="0in" style:contextual-spacing="false"/>
      <style:text-properties fo:color="#000000" loext:opacity="100%" style:font-name="Arial MT" fo:font-size="9pt" style:font-size-asian="9pt" style:font-size-complex="9pt"/>
    </style:style>
    <style:style style:name="P35" style:family="paragraph" style:parent-style-name="Text_20_body">
      <style:paragraph-properties fo:margin-top="0.1453in" fo:margin-bottom="0in" style:contextual-spacing="false"/>
      <style:text-properties officeooo:paragraph-rsid="0000e2a4"/>
    </style:style>
    <style:style style:name="P36" style:family="paragraph" style:parent-style-name="Text_20_body">
      <style:paragraph-properties fo:margin-top="0.0256in" fo:margin-bottom="0in" style:contextual-spacing="false"/>
      <style:text-properties officeooo:paragraph-rsid="0000e2a4"/>
    </style:style>
    <style:style style:name="P37" style:family="paragraph" style:parent-style-name="Text_20_body">
      <style:paragraph-properties fo:margin-left="0.7492in" fo:margin-right="0in" fo:margin-top="0.0071in" fo:margin-bottom="0in" style:contextual-spacing="false" fo:line-height="100%" fo:text-align="start" style:justify-single-word="false" fo:text-indent="-0.2492in" style:auto-text-indent="false" style:writing-mode="rl-tb">
        <style:tab-stops>
          <style:tab-stop style:position="0.7492in"/>
        </style:tab-stops>
      </style:paragraph-properties>
      <style:text-properties fo:font-size="2pt" officeooo:paragraph-rsid="0000e2a4" style:font-size-asian="2pt"/>
    </style:style>
    <style:style style:name="P38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officeooo:rsid="0000e2a4"/>
    </style:style>
    <style:style style:name="T2" style:family="text">
      <style:text-properties fo:letter-spacing="-0.0016in"/>
    </style:style>
    <style:style style:name="T3" style:family="text">
      <style:text-properties fo:letter-spacing="-0.0016in" officeooo:rsid="0017a7f8"/>
    </style:style>
    <style:style style:name="T4" style:family="text">
      <style:text-properties fo:letter-spacing="-0.0016in" fo:font-weight="normal" style:font-weight-asian="normal"/>
    </style:style>
    <style:style style:name="T5" style:family="text">
      <style:text-properties fo:letter-spacing="-0.0043in"/>
    </style:style>
    <style:style style:name="T6" style:family="text">
      <style:text-properties fo:letter-spacing="-0.002in"/>
    </style:style>
    <style:style style:name="T7" style:family="text">
      <style:text-properties fo:font-weight="bold" style:font-weight-asian="bold"/>
    </style:style>
    <style:style style:name="T8" style:family="text">
      <style:text-properties fo:letter-spacing="-0.0035in" fo:font-weight="bold" style:font-weight-asian="bold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fo:letter-spacing="-0.0016in" style:font-size-asian="14pt"/>
    </style:style>
    <style:style style:name="T11" style:family="text">
      <style:text-properties fo:font-size="14pt" fo:letter-spacing="0.028in" style:font-size-asian="14pt"/>
    </style:style>
    <style:style style:name="T12" style:family="text">
      <style:text-properties fo:font-size="14pt" fo:letter-spacing="-0.0043in" style:font-size-asian="14pt"/>
    </style:style>
    <style:style style:name="T13" style:family="text">
      <style:text-properties fo:font-size="14pt" fo:letter-spacing="-0.0035in" style:font-size-asian="14pt"/>
    </style:style>
    <style:style style:name="T14" style:family="text">
      <style:text-properties fo:font-size="14pt" fo:letter-spacing="-0.0008in" style:font-size-asian="14pt"/>
    </style:style>
    <style:style style:name="T15" style:family="text">
      <style:text-properties fo:font-size="14pt" fo:letter-spacing="-0.0071in" style:font-size-asian="14pt"/>
    </style:style>
    <style:style style:name="T16" style:family="text">
      <style:text-properties fo:font-size="14pt" fo:letter-spacing="-0.002in" style:font-size-asian="14pt"/>
    </style:style>
    <style:style style:name="T17" style:family="text">
      <style:text-properties fo:font-size="14pt" fo:letter-spacing="-0.0028in" style:font-size-asian="14pt"/>
    </style:style>
    <style:style style:name="T18" style:family="text">
      <style:text-properties fo:color="#00b050" loext:opacity="100%" fo:font-size="14pt" style:font-size-asian="14pt"/>
    </style:style>
    <style:style style:name="T19" style:family="text">
      <style:text-properties fo:color="#ffffff" loext:opacity="100%" style:font-name="Arial MT"/>
    </style:style>
    <style:style style:name="T20" style:family="text">
      <style:text-properties fo:color="#ffffff" loext:opacity="100%" style:font-name="Arial MT" style:text-scale="105%"/>
    </style:style>
    <style:style style:name="T21" style:family="text">
      <style:text-properties fo:color="#ffffff" loext:opacity="100%" style:font-name="Arial MT" fo:letter-spacing="-0.0075in" style:text-scale="105%"/>
    </style:style>
    <style:style style:name="T22" style:family="text">
      <style:text-properties fo:color="#ffffff" loext:opacity="100%" style:font-name="Arial MT" fo:letter-spacing="-0.0016in" style:text-scale="105%"/>
    </style:style>
    <style:style style:name="T23" style:family="text">
      <style:text-properties fo:color="#ffffff" loext:opacity="100%" style:font-name="Arial MT" fo:letter-spacing="-0.0016in" style:text-scale="110%"/>
    </style:style>
    <style:style style:name="T24" style:family="text">
      <style:text-properties fo:color="#ffffff" loext:opacity="100%" style:font-name="Arial MT" fo:letter-spacing="-0.0071in"/>
    </style:style>
    <style:style style:name="T25" style:family="text">
      <style:text-properties fo:color="#ffffff" loext:opacity="100%" style:font-name="Arial MT" fo:letter-spacing="-0.0055in"/>
    </style:style>
    <style:style style:name="T26" style:family="text">
      <style:text-properties fo:color="#ffffff" loext:opacity="100%" style:font-name="Arial MT" fo:font-size="9pt" style:font-size-asian="9pt" style:font-size-complex="9pt"/>
    </style:style>
    <style:style style:name="T27" style:family="text">
      <style:text-properties fo:color="#ffffff" loext:opacity="100%" style:font-name="Arial MT" fo:font-size="9pt" style:font-size-asian="9pt" style:font-size-complex="9pt" style:text-scale="105%"/>
    </style:style>
    <style:style style:name="T28" style:family="text">
      <style:text-properties fo:color="#ffffff" loext:opacity="100%" style:font-name="Arial MT" fo:font-size="9pt" fo:letter-spacing="-0.0063in" style:font-size-asian="9pt" style:font-size-complex="9pt"/>
    </style:style>
    <style:style style:name="T29" style:family="text">
      <style:text-properties fo:color="#ffffff" loext:opacity="100%" style:font-name="Arial MT" fo:font-size="9pt" fo:letter-spacing="-0.0071in" style:font-size-asian="9pt" style:font-size-complex="9pt"/>
    </style:style>
    <style:style style:name="T30" style:family="text">
      <style:text-properties fo:color="#ffffff" loext:opacity="100%" style:font-name="Arial MT" fo:font-size="9pt" fo:letter-spacing="-0.0055in" style:font-size-asian="9pt" style:font-size-complex="9pt"/>
    </style:style>
    <style:style style:name="T31" style:family="text">
      <style:text-properties fo:color="#ffffff" loext:opacity="100%" style:font-name="Arial MT" fo:font-size="9pt" fo:letter-spacing="-0.0055in" style:font-size-asian="9pt" style:font-size-complex="9pt" style:text-scale="105%"/>
    </style:style>
    <style:style style:name="T32" style:family="text">
      <style:text-properties fo:color="#ffffff" loext:opacity="100%" style:font-name="Arial MT" fo:font-size="9pt" fo:letter-spacing="-0.0047in" style:font-size-asian="9pt" style:font-size-complex="9pt"/>
    </style:style>
    <style:style style:name="T33" style:family="text">
      <style:text-properties fo:color="#ffffff" loext:opacity="100%" style:font-name="Arial MT" fo:font-size="9pt" fo:letter-spacing="-0.0047in" style:font-size-asian="9pt" style:font-size-complex="9pt" style:text-scale="105%"/>
    </style:style>
    <style:style style:name="T34" style:family="text">
      <style:text-properties fo:color="#ffffff" loext:opacity="100%" style:font-name="Arial MT" fo:font-size="9pt" fo:letter-spacing="-0.0035in" style:font-size-asian="9pt" style:font-size-complex="9pt" style:text-scale="105%"/>
    </style:style>
    <style:style style:name="T35" style:family="text">
      <style:text-properties fo:color="#ffffff" loext:opacity="100%" style:font-name="Arial MT" fo:font-size="9pt" fo:letter-spacing="-0.0098in" style:font-size-asian="9pt" style:font-size-complex="9pt"/>
    </style:style>
    <style:style style:name="T36" style:family="text">
      <style:text-properties fo:color="#ffffff" loext:opacity="100%" style:font-name="Arial MT" fo:font-size="9pt" fo:letter-spacing="-0.0091in" style:font-size-asian="9pt" style:font-size-complex="9pt" style:text-scale="105%"/>
    </style:style>
    <style:style style:name="T37" style:family="text">
      <style:text-properties fo:color="#ffffff" loext:opacity="100%" style:font-name="Arial MT" fo:font-size="9pt" fo:letter-spacing="-0.0083in" style:font-size-asian="9pt" style:font-size-complex="9pt" style:text-scale="105%"/>
    </style:style>
    <style:style style:name="T38" style:family="text">
      <style:text-properties fo:color="#ffffff" loext:opacity="100%" style:font-name="Arial MT" fo:font-size="9pt" fo:letter-spacing="-0.0016in" style:font-size-asian="9pt" style:font-size-complex="9pt" style:text-scale="105%"/>
    </style:style>
    <style:style style:name="T39" style:family="text">
      <style:text-properties fo:color="#ffffff" loext:opacity="100%" style:font-name="Arial MT" fo:font-size="9pt" fo:letter-spacing="0.0047in" style:font-size-asian="9pt" style:font-size-complex="9pt" style:text-scale="105%"/>
    </style:style>
    <style:style style:name="T40" style:family="text">
      <style:text-properties fo:color="#ffffff" loext:opacity="100%" style:font-name="Arial MT" fo:font-size="9pt" fo:letter-spacing="0.0055in" style:font-size-asian="9pt" style:font-size-complex="9pt" style:text-scale="105%"/>
    </style:style>
    <style:style style:name="T41" style:family="text">
      <style:text-properties fo:color="#ffffff" loext:opacity="100%" style:font-name="Arial MT" fo:letter-spacing="-0.0035in" style:text-scale="105%"/>
    </style:style>
    <style:style style:name="T42" style:family="text">
      <style:text-properties fo:color="#ffffff" loext:opacity="100%" style:font-name="Arial MT" style:text-scale="110%"/>
    </style:style>
    <style:style style:name="T43" style:family="text">
      <style:text-properties fo:color="#ffffff" loext:opacity="100%" style:font-name="Arial MT" fo:letter-spacing="-0.011in" style:text-scale="110%"/>
    </style:style>
    <style:style style:name="T44" style:family="text">
      <style:text-properties fo:color="#ffffff" loext:opacity="100%" style:font-name="Arial MT" fo:letter-spacing="-0.0102in" style:text-scale="110%"/>
    </style:style>
    <style:style style:name="T45" style:family="text">
      <style:text-properties fo:color="#ffffff" loext:opacity="100%" style:font-name="Arial MT" fo:letter-spacing="0.028in" style:text-scale="110%"/>
    </style:style>
    <style:style style:name="T46" style:family="text">
      <style:text-properties fo:color="#ffffff" loext:opacity="100%" style:font-name="Arial MT" fo:letter-spacing="-0.0028in" style:text-scale="105%"/>
    </style:style>
    <style:style style:name="gr1" style:family="graphic" style:parent-style-name="Frame">
      <style:graphic-properties draw:stroke="solid" svg:stroke-width="0in" svg:stroke-color="#000000" draw:fill="solid" draw:fill-color="#000000" draw:textarea-vertical-align="top" draw:auto-grow-height="false" fo:min-height="0.3071in" fo:min-width="7.0508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in" svg:stroke-color="#000000" draw:fill="solid" draw:fill-color="#000000" draw:textarea-vertical-align="top" draw:auto-grow-height="false" fo:min-height="0.6272in" fo:min-width="6.1783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in" svg:stroke-color="#000000" draw:fill="solid" draw:fill-color="#000000" draw:textarea-vertical-align="top" draw:auto-grow-height="false" fo:min-height="3.6154in" fo:min-width="6.0528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in" svg:stroke-color="#000000" draw:fill="solid" draw:fill-color="#000000" draw:textarea-vertical-align="top" draw:auto-grow-height="false" fo:min-height="0.5634in" fo:min-width="6.0528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102in" svg:stroke-color="#000000" draw:fill="solid" draw:fill-color="#000000" draw:textarea-vertical-align="top" draw:auto-grow-height="false" fo:min-height="3.4807in" fo:min-width="6.0398in" fo:padding-top="0in" fo:padding-bottom="0in" fo:padding-left="0in" fo:padding-right="0in" fo:wrap-option="wrap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51453899" text:style-name="WWNum1">
        <text:list-item>
          <text:h text:style-name="P15" text:outline-level="2"><text:span text:style-name="T3">#</text:span><text:span text:style-name="T2">Scripting:</text:span></text:h>
        </text:list-item>
      </text:list>
      <text:p text:style-name="P27">Design<text:span text:style-name="T5"> </text:span>a<text:span text:style-name="T5"> </text:span>Python<text:span text:style-name="T5"> </text:span>script<text:span text:style-name="T5"> </text:span>with<text:span text:style-name="T6"> </text:span><text:span text:style-name="T7">sys.argv</text:span><text:span text:style-name="T8"> </text:span>that<text:span text:style-name="T5"> </text:span>performs<text:span text:style-name="T5"> </text:span>various<text:span text:style-name="T5"> </text:span>operations<text:span text:style-name="T5"> </text:span>based<text:span text:style-name="T5"> </text:span>on command-line arguments:</text:p>
      <text:list xml:id="list12014830404137" text:continue-numbering="true" text:style-name="WWNum1">
        <text:list-item>
          <text:list>
            <text:list-item>
              <text:p text:style-name="P18"><text:span text:style-name="T9">If no arguments are provided, the script should print "Hello, World!" to the </text:span><text:span text:style-name="T10">console.</text:span></text:p>
            </text:list-item>
            <text:list-item>
              <text:p text:style-name="P21">If a single string argument is provided, the script should print the reverse of the string.</text:p>
            </text:list-item>
            <text:list-item>
              <text:p text:style-name="P23">If a text file argument is provided, the script should read the file and count the occurrences of each word, displaying the word frequency.</text:p>
            </text:list-item>
          </text:list>
        </text:list-item>
      </text:list>
      <text:p text:style-name="P28"><draw:custom-shape text:anchor-type="paragraph" draw:z-index="0" draw:name="Textbox 1" draw:style-name="gr5" draw:text-style-name="P38" svg:width="6.0394in" svg:height="3.4803in" svg:x="1.3917in" svg:y="0.2307in"><text:p text:style-name="P1"><text:span text:style-name="T20">$ python script.py Output:</text:span><text:span text:style-name="T21"> </text:span><text:span text:style-name="T20">Hello,</text:span><text:span text:style-name="T21"> </text:span><text:span text:style-name="T20">World!</text:span></text:p><text:p text:style-name="P31"/><text:p text:style-name="P2"><text:span text:style-name="T20">$</text:span><text:span text:style-name="T22"> </text:span><text:span text:style-name="T20">python</text:span><text:span text:style-name="T22"> </text:span><text:span text:style-name="T20">script.py</text:span><text:span text:style-name="T22"> </text:span><text:span text:style-name="T20">"Hello" Output: olleH</text:span></text:p><text:p text:style-name="P32"/><text:p text:style-name="P8">$ python script.py text_file.txt Output: Word Frequency:</text:p><text:p text:style-name="P4"><text:span text:style-name="T19">This:</text:span><text:span text:style-name="T24"> 2</text:span></text:p><text:p text:style-name="P5"><text:span text:style-name="T19">is:</text:span><text:span text:style-name="T25"> </text:span><text:span text:style-name="T24">1</text:span></text:p><text:p text:style-name="P10"><text:span text:style-name="T26">a:</text:span><text:span text:style-name="T28"> </text:span><text:span text:style-name="T29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12014949296002" text:continue-numbering="true" text:style-name="WWNum1">
        <text:list-item>
          <text:h text:style-name="P16" text:outline-level="2"><text:span text:style-name="T3">#</text:span><text:span text:style-name="T2">Argparse</text:span><text:span text:style-name="T4">:</text:span></text:h>
          <text:list>
            <text:list-item>
              <text:p text:style-name="P19"><draw:custom-shape text:anchor-type="paragraph" draw:z-index="1" draw:name="Textbox 2" draw:style-name="gr4" draw:text-style-name="P38" svg:width="6.0524in" svg:height="0.563in" svg:x="1.2339in" svg:y="0.861in"><text:p text:style-name="P6"><text:span text:style-name="T20">$</text:span><text:span text:style-name="T41"> </text:span><text:span text:style-name="T20">python</text:span><text:span text:style-name="T41"> </text:span><text:span text:style-name="T20">script.py</text:span><text:span text:style-name="T41"> </text:span><text:span text:style-name="T20">10</text:span><text:span text:style-name="T41"> 20</text:span></text:p><text:p text:style-name="P11"><text:span text:style-name="T27">Output:</text:span><text:span text:style-name="T31"> </text:span><text:span text:style-name="T27">The</text:span><text:span text:style-name="T33"> </text:span><text:span text:style-name="T27">sum</text:span><text:span text:style-name="T33"> </text:span><text:span text:style-name="T27">of</text:span><text:span text:style-name="T33"> </text:span><text:span text:style-name="T27">10</text:span><text:span text:style-name="T31"> </text:span><text:span text:style-name="T27">and</text:span><text:span text:style-name="T33"> </text:span><text:span text:style-name="T27">20</text:span><text:span text:style-name="T33"> </text:span><text:span text:style-name="T27">is</text:span><text:span text:style-name="T33"> </text:span><text:span text:style-name="T34">3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9">Write</text:span><text:span text:style-name="T11"> </text:span><text:span text:style-name="T9">a</text:span><text:span text:style-name="T11"> </text:span><text:span text:style-name="T9">script</text:span><text:span text:style-name="T11"> </text:span><text:span text:style-name="T9">that</text:span><text:span text:style-name="T11"> </text:span><text:span text:style-name="T9">takes</text:span><text:span text:style-name="T11"> </text:span><text:span text:style-name="T9">two</text:span><text:span text:style-name="T11"> </text:span><text:span text:style-name="T9">numbers</text:span><text:span text:style-name="T11"> </text:span><text:span text:style-name="T9">as</text:span><text:span text:style-name="T11"> </text:span><text:span text:style-name="T9">command-line</text:span><text:span text:style-name="T11"> </text:span><text:span text:style-name="T9">arguments</text:span><text:span text:style-name="T11"> </text:span><text:span text:style-name="T9">and prints their sum.</text:span></text:p>
            </text:list-item>
          </text:list>
        </text:list-item>
      </text:list>
      <text:p text:style-name="P35"/>
      <text:list xml:id="list12013051806695" text:continue-numbering="true" text:style-name="WWNum1">
        <text:list-item>
          <text:list>
            <text:list-item>
              <text:p text:style-name="P22">Design a script that takes a directory path as input and lists all the files and subdirectories within it.</text:p>
            </text:list-item>
            <text:list-item>
              <text:p text:style-name="P24"><text:span text:style-name="T9">Improve</text:span><text:span text:style-name="T12"> </text:span><text:span text:style-name="T9">question</text:span><text:span text:style-name="T13"> </text:span><text:span text:style-name="T9">B,</text:span><text:span text:style-name="T12"> </text:span><text:span text:style-name="T9">add</text:span><text:span text:style-name="T13"> </text:span><text:span text:style-name="T9">some</text:span><text:span text:style-name="T13"> </text:span><text:span text:style-name="T9">optional</text:span><text:span text:style-name="T12"> </text:span><text:span text:style-name="T9">arguements</text:span><text:span text:style-name="T13"> </text:span><text:span text:style-name="T9">to</text:span><text:span text:style-name="T12"> </text:span><text:span text:style-name="T9">show</text:span><text:span text:style-name="T14"> </text:span><text:span text:style-name="T18">size</text:span><text:span text:style-name="T9">,</text:span><text:span text:style-name="T13"> </text:span><text:span text:style-name="T15">…</text:span></text:p>
            </text:list-item>
          </text:list>
        </text:list-item>
      </text:list>
      <text:p text:style-name="P29"><draw:custom-shape text:anchor-type="paragraph" draw:z-index="2" draw:name="Textbox 3" draw:style-name="gr3" draw:text-style-name="P38" svg:width="6.0524in" svg:height="3.615in" svg:x="1.2339in" svg:y="0.2929in"><text:p text:style-name="P3"><text:span text:style-name="T42">$</text:span><text:span text:style-name="T43"> </text:span><text:span text:style-name="T42">python</text:span><text:span text:style-name="T44"> </text:span><text:span text:style-name="T42">script.py</text:span><text:span text:style-name="T44"> </text:span><text:span text:style-name="T42">/path/to/directory </text:span><text:span text:style-name="T23">Output:</text:span></text:p><text:p text:style-name="P9">File1.txt File2.txt Subdirectory1 Subdirectory2</text:p><text:p text:style-name="P33"/><text:p text:style-name="P34"/><text:p text:style-name="P7"><text:span text:style-name="T19">$ python script.py --size /path/to/directory</text:span><text:span text:style-name="T45"> </text:span><text:span text:style-name="T23">Output:</text:span></text:p><text:p text:style-name="P14"><text:span text:style-name="T26">File1.txt</text:span><text:span text:style-name="T35"> </text:span><text:span text:style-name="T26">(Size:</text:span><text:span text:style-name="T35"> </text:span><text:span text:style-name="T26">2</text:span><text:span text:style-name="T35"> </text:span><text:span text:style-name="T26">KB) File2.txt</text:span><text:span text:style-name="T30"> </text:span><text:span text:style-name="T26">(Size:</text:span><text:span text:style-name="T30"> </text:span><text:span text:style-name="T26">5</text:span><text:span text:style-name="T32"> KB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17" text:outline-level="2"/>
      <text:h text:style-name="P17" text:outline-level="2"/>
      <text:h text:style-name="P17" text:outline-level="2"/>
      <text:h text:style-name="P17" text:outline-level="2"/>
      <text:list xml:id="list12013521105509" text:continue-numbering="true" text:style-name="WWNum1">
        <text:list-item>
          <text:list>
            <text:list-item>
              <text:p text:style-name="P25"><text:span text:style-name="T9">Write</text:span><text:span text:style-name="T16"> </text:span><text:span text:style-name="T9">a</text:span><text:span text:style-name="T16"> </text:span><text:span text:style-name="T9">script</text:span><text:span text:style-name="T10"> </text:span><text:span text:style-name="T9">that</text:span><text:span text:style-name="T16"> </text:span><text:span text:style-name="T9">calculates</text:span><text:span text:style-name="T16"> </text:span><text:span text:style-name="T9">the</text:span><text:span text:style-name="T10"> </text:span><text:span text:style-name="T9">number</text:span><text:span text:style-name="T16"> </text:span><text:span text:style-name="T9">of</text:span><text:span text:style-name="T16"> </text:span><text:span text:style-name="T9">days</text:span><text:span text:style-name="T10"> </text:span><text:span text:style-name="T9">between</text:span><text:span text:style-name="T16"> </text:span><text:span text:style-name="T9">two</text:span><text:span text:style-name="T16"> </text:span><text:span text:style-name="T9">given</text:span><text:span text:style-name="T10"> dates.</text:span></text:p>
            </text:list-item>
          </text:list>
        </text:list-item>
      </text:list>
      <text:p text:style-name="P30"><draw:custom-shape text:anchor-type="paragraph" draw:z-index="3" draw:name="Textbox 4" draw:style-name="gr2" draw:text-style-name="P38" svg:width="6.178in" svg:height="0.6268in" svg:x="1.2189in" svg:y="0.2374in"><text:p text:style-name="P6"><text:span text:style-name="T22">$</text:span><text:span text:style-name="T46"> </text:span><text:span text:style-name="T22">python</text:span><text:span text:style-name="T46"> </text:span><text:span text:style-name="T22">script.py</text:span><text:span text:style-name="T46"> </text:span><text:span text:style-name="T22">2023-05-20</text:span><text:span text:style-name="T46"> </text:span><text:span text:style-name="T22">2023-06-</text:span><text:span text:style-name="T41">04</text:span></text:p><text:p text:style-name="P12"><text:span text:style-name="T27">Output:</text:span><text:span text:style-name="T36"> </text:span><text:span text:style-name="T27">The</text:span><text:span text:style-name="T36"> </text:span><text:span text:style-name="T27">number</text:span><text:span text:style-name="T36"> </text:span><text:span text:style-name="T27">of</text:span><text:span text:style-name="T36"> </text:span><text:span text:style-name="T27">days</text:span><text:span text:style-name="T36"> </text:span><text:span text:style-name="T27">between</text:span><text:span text:style-name="T37"> </text:span><text:span text:style-name="T27">2023-05-20</text:span><text:span text:style-name="T36"> </text:span><text:span text:style-name="T27">and</text:span><text:span text:style-name="T36"> </text:span><text:span text:style-name="T27">2023-06-04</text:span><text:span text:style-name="T36"> </text:span><text:span text:style-name="T27">is</text:span><text:span text:style-name="T36"> </text:span><text:span text:style-name="T27">15</text:span><text:span text:style-name="T36"> </text:span><text:span text:style-name="T38">days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list xml:id="list12013692403856" text:continue-numbering="true" text:style-name="WWNum1">
        <text:list-item>
          <text:list>
            <text:list-item>
              <text:p text:style-name="P20"><text:soft-page-break/><text:span text:style-name="T9">Design a program or script that converts a date from one format to another.</text:span><text:span text:style-name="T17"> </text:span><text:span text:style-name="T9">The</text:span><text:span text:style-name="T17"> </text:span><text:span text:style-name="T9">program</text:span><text:span text:style-name="T17"> </text:span><text:span text:style-name="T9">should</text:span><text:span text:style-name="T17"> </text:span><text:span text:style-name="T9">take</text:span><text:span text:style-name="T17"> </text:span><text:span text:style-name="T9">a</text:span><text:span text:style-name="T17"> </text:span><text:span text:style-name="T9">date</text:span><text:span text:style-name="T17"> </text:span><text:span text:style-name="T9">string</text:span><text:span text:style-name="T17"> </text:span><text:span text:style-name="T9">in</text:span><text:span text:style-name="T17"> </text:span><text:span text:style-name="T9">one</text:span><text:span text:style-name="T17"> </text:span><text:span text:style-name="T9">format</text:span><text:span text:style-name="T17"> </text:span><text:span text:style-name="T9">as</text:span><text:span text:style-name="T17"> </text:span><text:span text:style-name="T9">input</text:span><text:span text:style-name="T17"> </text:span><text:span text:style-name="T9">and convert it to another specified format.</text:span></text:p>
            </text:list-item>
          </text:list>
        </text:list-item>
      </text:list>
      <text:p text:style-name="P37"><draw:custom-shape text:anchor-type="paragraph" draw:z-index="4" draw:name="Textbox 5" draw:style-name="gr1" draw:text-style-name="P38" svg:width="7.0504in" svg:height="0.3067in" svg:x="0.7071in" svg:y="0.0575in"><text:p text:style-name="P13"><text:span text:style-name="T38">python</text:span><text:span text:style-name="T39"> </text:span><text:span text:style-name="T38">script.py</text:span><text:span text:style-name="T39"> </text:span><text:span text:style-name="T38">--date</text:span><text:span text:style-name="T40"> </text:span><text:span text:style-name="T38">"2022-12-31"</text:span><text:span text:style-name="T39"> </text:span><text:span text:style-name="T38">--input-format</text:span><text:span text:style-name="T39"> </text:span><text:span text:style-name="T38">"%Y-%m-%d"</text:span><text:span text:style-name="T40"> </text:span><text:span text:style-name="T38">--output-format</text:span><text:span text:style-name="T39"> </text:span><text:span text:style-name="T38">"%d-%b-</text:span><text:span text:style-name="T34">%Y"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7492in" fo:margin-right="0in" fo:margin-top="0.0138in" fo:margin-bottom="0in" style:contextual-spacing="false" fo:text-indent="-0.2492in" style:auto-text-indent="false"/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992in" fo:margin-right="0in" fo:text-indent="-0.25in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ListLabel_20_10" style:display-name="ListLabel 10" style:family="text">
      <style:text-properties fo:font-size="14pt" fo:letter-spacing="normal" fo:language="en" fo:country="US" fo:font-style="normal" fo:font-weight="bold" style:font-name-asian="Calibri1" style:font-family-asian="Calibri" style:font-family-generic-asian="system" style:font-pitch-asian="variable" style:font-size-asian="14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4pt" style:language-complex="ar" style:country-complex="SA" style:font-style-complex="normal" style:font-weight-complex="bold" style:text-scale="100%"/>
    </style:style>
    <style:style style:name="ListLabel_20_11" style:display-name="ListLabel 11" style:family="text">
      <style:text-properties fo:font-size="14pt" fo:letter-spacing="-0.0008in" fo:language="en" fo:country="US" fo:font-style="normal" fo:font-weight="normal" style:font-name-asian="Calibri1" style:font-family-asian="Calibri" style:font-family-generic-asian="system" style:font-pitch-asian="variable" style:font-size-asian="14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font-size="14pt" fo:letter-spacing="normal" fo:language="en" fo:country="US" fo:font-style="normal" fo:font-weight="normal" style:font-name-asian="Courier New1" style:font-family-asian="'Courier New'" style:font-family-generic-asian="system" style:font-pitch-asian="variable" style:font-size-asian="14pt" style:language-asian="en" style:country-asian="US" style:font-style-asian="normal" style:font-weight-asian="normal" style:font-name-complex="Courier New1" style:font-family-complex="'Courier New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2" loext:num-list-format="%3%" text:bullet-char="o">
        <style:list-level-properties text:list-level-position-and-space-mode="label-alignment">
          <style:list-level-label-alignment text:label-followed-by="listtab" fo:text-indent="-0.25in" fo:margin-left="1.35in"/>
        </style:list-level-properties>
        <style:text-properties fo:font-family="'Courier New'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3472in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25in" fo:margin-left="2.2256in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25in" fo:margin-left="3.1047in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3.9839in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25in" fo:margin-left="4.8626in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25in" fo:margin-left="5.7417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1874in" fo:margin-left="0.3335in" fo:margin-right="0.3335in" fo:border="0.51pt solid #000000" fo:padding-top="0.6457in" fo:padding-bottom="0in" fo:padding-left="0.1598in" fo:padding-right="0.1598in" style:writing-mode="lr-tb" style:layout-grid-color="#c0c0c0" style:layout-grid-lines="249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2" style:page-layout-name="Mpm2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1T01:07:35.495777599</meta:creation-date>
    <dc:date>2025-11-21T01:20:12.728426030</dc:date>
    <meta:editing-duration>PT12M38S</meta:editing-duration>
    <meta:editing-cycles>1</meta:editing-cycles>
    <meta:document-statistic meta:table-count="0" meta:image-count="0" meta:object-count="0" meta:page-count="3" meta:paragraph-count="26" meta:word-count="261" meta:character-count="1573" meta:non-whitespace-character-count="1352"/>
    <meta:generator>LibreOffice/7.3.7.2$Linux_X86_64 LibreOffice_project/30$Build-2</meta:generator>
  </office:meta>
</office:document-meta>
</file>